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SomLjVM</text:p>
          </table:table-cell>
          <table:table-cell table:style-name="ce1" office:value-type="string" calcext:value-type="string">
            <text:p>LjVM pcall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59.2941176470588" calcext:value-type="float">
            <text:p>59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53.3701846994151" calcext:value-type="float">
            <text:p>5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1008" calcext:value-type="float">
            <text:p>1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3]/[.E23]" office:value-type="float" office:value="1.35120643431635" calcext:value-type="float">
            <text:p>1.4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1]/[.E21]" office:value-type="float" office:value="1.37152467641893" calcext:value-type="float">
            <text:p>1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00.00.0000</text:date>, <text:time style:data-style-name="N2" text:time-value="18:46:30.511638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8-30T18:47:40.178716664</dc:date>
    <dc:creator>Rochus Keller</dc:creator>
    <meta:editing-duration>PT47M4S</meta:editing-duration>
    <meta:editing-cycles>14</meta:editing-cycles>
    <meta:generator>LibreOffice/4.2.8.2$Linux_x86 LibreOffice_project/420m0$Build-2</meta:generator>
    <meta:document-statistic meta:table-count="1" meta:cell-count="144" meta:object-count="0"/>
  </office:meta>
</office:document-meta>
</file>